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Gothic" svg:font-family="Gothic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verview Buildings</text:h>
      <text:p text:style-name="Text_20_body">The Buildings view shows all the buildings in the system. They are shown in a table where it is possible to sort the data by the different field names. It is also possible to search for buildings and to show hidden buildings through a button in the top bar. It is also possible to create a new building from this view by clicking on New building. This option is only possible for system administrators. </text:p>
      <text:p text:style-name="Text_20_body">The table view contains the following fields:</text:p>
      <text:list xml:id="list1082399485" text:style-name="L1">
        <text:list-item>
          <text:p text:style-name="P1">Building</text:p>
        </text:list-item>
        <text:list-item>
          <text:p text:style-name="P1">Street</text:p>
        </text:list-item>
        <text:list-item>
          <text:p text:style-name="P1">Zip code</text:p>
        </text:list-item>
        <text:list-item>
          <text:p text:style-name="P1">City</text:p>
        </text:list-item>
        <text:list-item>
          <text:p text:style-name="P1">Area</text:p>
        </text:list-item>
      </text:list>
      <text:p text:style-name="Text_20_body">Through the Building field it is possible to view a building and see all of its content.</text:p>
      <text:h text:style-name="Heading_20_2" text:outline-level="2">New Building</text:h>
      <text:p text:style-name="Text_20_body">Only system administrators are able to add new buildings to the systems. When creating a building you have to fill out the following:</text:p>
      <text:list xml:id="list588840650" text:style-name="L2">
        <text:list-item>
          <text:p text:style-name="P2">Building name</text:p>
        </text:list-item>
        <text:list-item>
          <text:p text:style-name="P2">Phone</text:p>
        </text:list-item>
        <text:list-item>
          <text:p text:style-name="P2">E-mail</text:p>
        </text:list-item>
        <text:list-item>
          <text:p text:style-name="P2">Web page</text:p>
        </text:list-item>
        <text:list-item>
          <text:p text:style-name="P2">Street </text:p>
        </text:list-item>
        <text:list-item>
          <text:p text:style-name="P2">Zip code</text:p>
        </text:list-item>
        <text:list-item>
          <text:p text:style-name="P2">City</text:p>
        </text:list-item>
        <text:list-item>
          <text:p text:style-name="P2">Area</text:p>
        </text:list-item>
        <text:list-item>
          <text:p text:style-name="P2">Description</text:p>
        </text:list-item>
      </text:list>
      <text:p text:style-name="Text_20_body">Then press Save.</text:p>
      <text:p text:style-name="Text_20_body">N.B. It is not possible to delete a building from the system. Only make them inactive. In order to keep the database tidy it is important only to create valid buildings. If in doubt, use a test environment before you create a new building within the production environment.</text:p>
      <text:h text:style-name="Heading_20_2" text:outline-level="2">Building</text:h>
      <text:p text:style-name="Text_20_body">Each building shows the following fields:</text:p>
      <text:list xml:id="list1074829166" text:style-name="L3">
        <text:list-item>
          <text:p text:style-name="P3">Description</text:p>
        </text:list-item>
        <text:list-item>
          <text:p text:style-name="P3">Web page</text:p>
        </text:list-item>
        <text:list-item>
          <text:p text:style-name="P3">E-mail</text:p>
        </text:list-item>
        <text:list-item>
          <text:p text:style-name="P3">Phone</text:p>
        </text:list-item>
        <text:list-item>
          <text:p text:style-name="P3">Street</text:p>
        </text:list-item>
        <text:list-item>
          <text:p text:style-name="P3"><text:soft-page-break/>Zip code</text:p>
        </text:list-item>
        <text:list-item>
          <text:p text:style-name="P3">City</text:p>
        </text:list-item>
        <text:list-item>
          <text:p text:style-name="P3">Area</text:p>
        </text:list-item>
      </text:list>
      <text:p text:style-name="Text_20_body">To the buildings view the following objects are linked:</text:p>
      <text:list xml:id="list56024390" text:style-name="L4">
        <text:list-item>
          <text:p text:style-name="P4">Bookable resources for the building</text:p>
        </text:list-item>
        <text:list-item>
          <text:p text:style-name="P4">Documents attached to the building, e.g. pictures, HMS-documents</text:p>
        </text:list-item>
        <text:list-item>
          <text:p text:style-name="P4">User rights for the building</text:p>
        </text:list-item>
      </text:list>
      <text:p text:style-name="Text_20_body">Users with the right authorization are able to edit the building by clicking the Edit button.</text:p>
      <text:p text:style-name="Text_20_body">In order to get the booking system running. Each building must have at least one bookable resource configured. Otherwise it will be impossible to create bookings on the building.</text:p>
      <text:h text:style-name="Heading_20_2" text:outline-level="2">Edit Building</text:h>
      <text:p text:style-name="Text_20_body">Each building contains the following information:</text:p>
      <text:list xml:id="list373445160" text:continue-list="list1074829166" text:style-name="L3">
        <text:list-item>
          <text:p text:style-name="P3">Building name</text:p>
        </text:list-item>
        <text:list-item>
          <text:p text:style-name="P3">Phone</text:p>
        </text:list-item>
        <text:list-item>
          <text:p text:style-name="P3">E-mail</text:p>
        </text:list-item>
        <text:list-item>
          <text:p text:style-name="P3">Web page</text:p>
        </text:list-item>
        <text:list-item>
          <text:p text:style-name="P3">Street</text:p>
        </text:list-item>
        <text:list-item>
          <text:p text:style-name="P3">Zip code</text:p>
        </text:list-item>
        <text:list-item>
          <text:p text:style-name="P3">City</text:p>
        </text:list-item>
        <text:list-item>
          <text:p text:style-name="P3">Area</text:p>
        </text:list-item>
        <text:list-item>
          <text:p text:style-name="P3">Active / Inactive</text:p>
        </text:list-item>
        <text:list-item>
          <text:p text:style-name="P3">Description</text:p>
        </text:list-item>
      </text:list>
      <text:p text:style-name="Text_20_body">It is possible to change these values on the building. You can also edit:</text:p>
      <text:list xml:id="list754759825" text:continue-list="list56024390" text:style-name="L4">
        <text:list-item>
          <text:p text:style-name="P4">Bookable resources</text:p>
        </text:list-item>
        <text:list-item>
          <text:p text:style-name="P4">Attached documents</text:p>
        </text:list-item>
        <text:list-item>
          <text:p text:style-name="P4">User rights for the build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Gothic" svg:font-family="Gothic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edrik Sjöberg</meta:initial-creator>
    <meta:creation-date>2009-07-28T15:06:53</meta:creation-date>
    <dc:date>2009-07-30T15:35:16</dc:date>
    <dc:creator>Fredrik Sjöberg</dc:creator>
    <meta:editing-duration>PT02H20M20S</meta:editing-duration>
    <meta:editing-cycles>24</meta:editing-cycles>
    <meta:generator>OpenOffice.org/3.1$Unix OpenOffice.org_project/310m11$Build-9399</meta:generator>
    <meta:document-statistic meta:table-count="0" meta:image-count="0" meta:object-count="0" meta:page-count="2" meta:paragraph-count="54" meta:word-count="367" meta:character-count="1957"/>
  </office:meta>
</office:document-meta>
</file>